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Output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OutputFactory.newInstance( String factoryId ,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OutputFactory.XMLOutpu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